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  <style:text-properties fo:language="en" fo:country="GB"/>
    </style:style>
  </office:automatic-styles>
  <office:body>
    <office:text text:use-soft-page-breaks="true">
      <text:p text:style-name="P1">Opdracht 1.</text:p>
      <text:p text:style-name="Standaard">Als area wordt gedefinieërd op<text:s/>blok kan je geen width height padding en margin toevoegen.</text:p>
      <text:p text:style-name="Standaard">Bijgevolg komen alle elementen ook onder elkaar te staan(zonder witruimte).</text:p>
      <text:p text:style-name="Standaard"/>
      <text:p text:style-name="Standaard">Antwoord op subvraag 3 = inline blok.</text:p>
      <text:p text:style-name="Standaard">Antwoord op subvraag 2 = inline.</text:p>
      <text:p text:style-name="Standaard"/>
      <text:p text:style-name="Standaard">Opdracht 2.</text:p>
      <text:p text:style-name="Standaard"><text:s/>Om de witruimte weg te werken moet je alle divs achter elkaar plaatsen.</text:p>
      <text:p text:style-name="Standaard">Als je alleen het CSS bestand mag wijzigen kun je ook een negatieve marge ingeven.</text:p>
      <text:p text:style-name="Standaard"/>
      <text:p text:style-name="Standaard">Opdracht 3.</text:p>
      <text:p text:style-name="Standaard">Door in de div de<text:s/>tekst-align: center.</text:p>
      <text:p text:style-name="Standaard">Neen, omdat alles divs een classe naam hebben =&gt; het vindt niks om op uit te voere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érémy Decuypere</meta:initial-creator>
    <dc:creator>Jérémy Decuypere</dc:creator>
    <meta:creation-date>2022-11-25T11:22:00Z</meta:creation-date>
    <dc:date>2022-11-25T11:48:00Z</dc:date>
    <meta:template xlink:href="Normal.dotm" xlink:type="simple"/>
    <meta:editing-cycles>3</meta:editing-cycles>
    <meta:editing-duration>PT0S</meta:editing-duration>
    <meta:document-statistic meta:page-count="1" meta:paragraph-count="1" meta:word-count="85" meta:character-count="554" meta:row-count="3" meta:non-whitespace-character-count="470"/>
  </office:meta>
</office:document-meta>
</file>